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229in"/>
    </style:style>
    <style:style style:name="Table1.B" style:family="table-column">
      <style:table-column-properties style:column-width="6.1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officeooo:paragraph-rsid="001eaf7b" style:font-size-asian="16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eaf7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paragraph-rsid="001eaf7b" style:font-size-asian="18pt" style:font-weight-asian="normal" style:font-size-complex="18pt" style:font-weight-complex="normal"/>
    </style:style>
    <style:style style:name="T1" style:family="text">
      <style:text-properties officeooo:rsid="001eaf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EEKO Hunt</text:span></text:p>
      <text:p text:style-name="P3"><text:span text:style-name="T1">Gamesheet</text:span></text:p>
      <text:p text:style-name="P4"><text:span text:style-name="T1"/></text:p>
      <text:p text:style-name="P4"><text:span text:style-name="T1">Name: _________________________________________________</text:span></text:p>
      <text:p text:style-name="P4"><text:span text:style-name="T1">Name: _________________________________________________</text:span></text:p>
      <text:p text:style-name="P4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Geeko</text:span></text:p>
          </table:table-cell>
          <table:table-cell table:style-name="Table1.B1" office:value-type="string">
            <text:p text:style-name="P1"><text:span text:style-name="T1">Location</text:span></text:p>
          </table:table-cell>
        </table:table-row>
        <table:table-row>
          <table:table-cell table:style-name="Table1.A2" office:value-type="string">
            <text:p text:style-name="P1"><text:span text:style-name="T1">#1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2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3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4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5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6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7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8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9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0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1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2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3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4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5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6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7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8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19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text:span text:style-name="T1">#20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obert Schweikert</meta:initial-creator>
    <meta:creation-date>2013-10-25T08:48:24</meta:creation-date>
    <dc:date>2013-10-25T08:53:15</dc:date>
    <dc:creator>Robert Schweikert</dc:creator>
    <meta:editing-duration>P0D</meta:editing-duration>
    <meta:editing-cycles>1</meta:editing-cycles>
    <meta:document-statistic meta:table-count="1" meta:image-count="0" meta:object-count="0" meta:page-count="1" meta:paragraph-count="26" meta:word-count="29" meta:character-count="193" meta:non-whitespace-character-count="190"/>
    <meta:generator>LibreOffice/3.6$Linux_X86_64 LibreOffice_project/360m1$Build-304</meta:generator>
  </office:meta>
</office:document-meta>
</file>